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138in"/>
    </style:style>
    <style:style style:name="co3" style:family="table-column">
      <style:table-column-properties fo:break-before="auto" style:column-width="3.4008in"/>
    </style:style>
    <style:style style:name="co4" style:family="table-column">
      <style:table-column-properties fo:break-before="auto" style:column-width="1.5244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5654in"/>
    </style:style>
    <style:style style:name="co7" style:family="table-column">
      <style:table-column-properties fo:break-before="auto" style:column-width="1.1543in"/>
    </style:style>
    <style:style style:name="co8" style:family="table-column">
      <style:table-column-properties fo:break-before="auto" style:column-width="1.3283in"/>
    </style:style>
    <style:style style:name="co9" style:family="table-column">
      <style:table-column-properties fo:break-before="auto" style:column-width="1.1402in"/>
    </style:style>
    <style:style style:name="co10" style:family="table-column">
      <style:table-column-properties fo:break-before="auto" style:column-width="1.4791in"/>
    </style:style>
    <style:style style:name="co11" style:family="table-column">
      <style:table-column-properties fo:break-before="auto" style:column-width="1.4693in"/>
    </style:style>
    <style:style style:name="co12" style:family="table-column">
      <style:table-column-properties fo:break-before="auto" style:column-width="1.1681in"/>
    </style:style>
    <style:style style:name="ro1" style:family="table-row">
      <style:table-row-properties style:row-height="0.16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Charts" table:style-name="ta1" table:print="false">
        <table:shapes>
          <draw:frame draw:z-index="0" draw:style-name="gr1" svg:width="6.1134in" svg:height="4.0205in" svg:x="0.8106in" svg:y="0.322in">
            <draw:object draw:notify-on-update-of-ranges="Database.K2:Database.K2 Database.K3:Database.K40 Database.G3:Database.G4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5.3622in" svg:height="3.7783in" svg:x="13.1567in" svg:y="4.6453in">
            <draw:object draw:notify-on-update-of-ranges="Database.G2:Database.G2 Database.G3:Database.G40 Database.D3:Database.D4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5.6925in" svg:height="3.7602in" svg:x="7.2205in" svg:y="4.6638in">
            <draw:object draw:notify-on-update-of-ranges="Database.E2:Database.E2 Database.E3:Database.E40 Database.D3:Database.D4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5.9634in" svg:height="3.9728in" svg:x="7.2134in" svg:y="0.3134in">
            <draw:object draw:notify-on-update-of-ranges="Database.W3:Database.W8 Database.X3:Database.X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svg:width="6.0862in" svg:height="3.7339in" svg:x="0.8343in" svg:y="4.6205in">
            <draw:object draw:notify-on-update-of-ranges="Database.P2:Database.P2 Database.P3:Database.P20 Database.G3:Database.G20 Database.Q2:Database.Q2 Database.Q3:Database.Q12 Database.G3:Database.G20 Database.R2:Database.R2 Database.R3:Database.R20 Database.G3:Database.G2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Database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video</text:p>
          </table:table-cell>
          <table:table-cell office:value-type="string">
            <text:p>num_mpp_segments</text:p>
          </table:table-cell>
          <table:table-cell office:value-type="string">
            <text:p>total_mpp_objects</text:p>
          </table:table-cell>
          <table:table-cell office:value-type="string">
            <text:p>num_usc_tracks</text:p>
          </table:table-cell>
          <table:table-cell office:value-type="string">
            <text:p>num_mpp_usc_tracks</text:p>
          </table:table-cell>
          <table:table-cell office:value-type="string">
            <text:p>percent_motion</text:p>
          </table:table-cell>
          <table:table-cell office:value-type="string">
            <text:p>detect_md</text:p>
          </table:table-cell>
          <table:table-cell office:value-type="string">
            <text:p>detect_md_usc</text:p>
          </table:table-cell>
          <table:table-cell office:value-type="string">
            <text:p>detect_usc</text:p>
          </table:table-cell>
          <table:table-cell office:value-type="string">
            <text:p>usc_versus_md_usc</text:p>
          </table:table-cell>
          <table:table-cell office:value-type="string">
            <text:p>usc_versus_md</text:p>
          </table:table-cell>
          <table:table-cell office:value-type="string">
            <text:p>total_frames</text:p>
          </table:table-cell>
          <table:table-cell table:number-columns-repeated="2"/>
          <table:table-cell office:value-type="string">
            <text:p>md fps</text:p>
          </table:table-cell>
          <table:table-cell office:value-type="string">
            <text:p>md usc fps</text:p>
          </table:table-cell>
          <table:table-cell office:value-type="string">
            <text:p>usc fps</text:p>
          </table:table-cell>
          <table:table-cell table:number-columns-repeated="2"/>
          <table:table-cell office:value-type="string">
            <text:p>speedup</text:p>
          </table:table-cell>
          <table:table-cell office:value-type="string">
            <text:p>usc/md usc</text:p>
          </table:table-cell>
          <table:table-cell office:value-type="string">
            <text:p>percent</text:p>
          </table:table-cell>
          <table:table-cell office:value-type="string">
            <text:p>motion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/NAS/NRL/MPP-test/21FEB03000018184.mpg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53">
            <text:p>153</text:p>
          </table:table-cell>
          <table:table-cell office:value-type="float" office:value="8567">
            <text:p>8567</text:p>
          </table:table-cell>
          <table:table-cell office:value-type="float" office:value="12776">
            <text:p>12776</text:p>
          </table:table-cell>
          <table:table-cell office:value-type="float" office:value="1.4913">
            <text:p>1.49</text:p>
          </table:table-cell>
          <table:table-cell office:value-type="float" office:value="83.5033">
            <text:p>83.5</text:p>
          </table:table-cell>
          <table:table-cell office:value-type="float" office:value="1800">
            <text:p>1800</text:p>
          </table:table-cell>
          <table:table-cell table:number-columns-repeated="2"/>
          <table:table-cell table:formula="of:=IF([.H3]&gt;0; [.$M3]/[.H3]; &quot;&quot;)" office:value-type="float" office:value="11.7647058823529">
            <text:p>11.76</text:p>
          </table:table-cell>
          <table:table-cell table:formula="of:=IF([.I3]&gt;0; [.$M3]/[.I3]; &quot;&quot;)" office:value-type="float" office:value="0.210108556087312">
            <text:p>0.21</text:p>
          </table:table-cell>
          <table:table-cell table:formula="of:=IF([.J3]&gt;0; [.$M3]/[.J3]; &quot;&quot;)" office:value-type="float" office:value="0.140889167188478">
            <text:p>0.14</text:p>
          </table:table-cell>
          <table:table-cell table:number-columns-repeated="2"/>
          <table:table-cell office:value-type="float" office:value="-1">
            <text:p>-1</text:p>
          </table:table-cell>
          <table:table-cell table:number-matrix-columns-spanned="1" table:number-matrix-rows-spanned="8" table:formula="of:=FREQUENCY([.K3:.K28];[.U3:.U7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matrix-columns-spanned="1" table:number-matrix-rows-spanned="7" table:formula="of:=FREQUENCY([.G3:.G31];[.W3:.W8])" office:value-type="float" office:value="0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/NAS/NRL/MPP-test/21FEB03000018194.mpg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50">
            <text:p>150</text:p>
          </table:table-cell>
          <table:table-cell office:value-type="float" office:value="771">
            <text:p>771</text:p>
          </table:table-cell>
          <table:table-cell office:value-type="float" office:value="10679">
            <text:p>10679</text:p>
          </table:table-cell>
          <table:table-cell office:value-type="float" office:value="13.8508">
            <text:p>13.85</text:p>
          </table:table-cell>
          <table:table-cell office:value-type="float" office:value="71.1933">
            <text:p>71.19</text:p>
          </table:table-cell>
          <table:table-cell office:value-type="float" office:value="1800">
            <text:p>1800</text:p>
          </table:table-cell>
          <table:table-cell table:number-columns-repeated="2"/>
          <table:table-cell table:formula="of:=IF([.H4]&gt;0; [.$M4]/[.H4]; &quot;&quot;)" office:value-type="float" office:value="12">
            <text:p>12</text:p>
          </table:table-cell>
          <table:table-cell table:formula="of:=IF([.I4]&gt;0; [.$M4]/[.I4]; &quot;&quot;)" office:value-type="float" office:value="2.33463035019455">
            <text:p>2.33</text:p>
          </table:table-cell>
          <table:table-cell table:formula="of:=IF([.J4]&gt;0; [.$M4]/[.J4]; &quot;&quot;)" office:value-type="float" office:value="0.168555108156194">
            <text:p>0.1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/NAS/NRL/MPP-test/predator-clip-short.mpg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1944">
            <text:p>1944</text:p>
          </table:table-cell>
          <table:table-cell office:value-type="float" office:value="3805">
            <text:p>3805</text:p>
          </table:table-cell>
          <table:table-cell office:value-type="float" office:value="1.9573">
            <text:p>1.96</text:p>
          </table:table-cell>
          <table:table-cell office:value-type="float" office:value="67.9464">
            <text:p>67.95</text:p>
          </table:table-cell>
          <table:table-cell office:value-type="float" office:value="596">
            <text:p>596</text:p>
          </table:table-cell>
          <table:table-cell table:number-columns-repeated="2"/>
          <table:table-cell table:formula="of:=IF([.H5]&gt;0; [.$M5]/[.H5]; &quot;&quot;)" office:value-type="float" office:value="10.6428571428571">
            <text:p>10.64</text:p>
          </table:table-cell>
          <table:table-cell table:formula="of:=IF([.I5]&gt;0; [.$M5]/[.I5]; &quot;&quot;)" office:value-type="float" office:value="0.306584362139918">
            <text:p>0.31</text:p>
          </table:table-cell>
          <table:table-cell table:formula="of:=IF([.J5]&gt;0; [.$M5]/[.J5]; &quot;&quot;)" office:value-type="float" office:value="0.156636005256242">
            <text:p>0.1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/NAS/NRL/MPP-test/21FEB03000018214.mpg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83">
            <text:p>183</text:p>
          </table:table-cell>
          <table:table-cell office:value-type="float" office:value="9097">
            <text:p>9097</text:p>
          </table:table-cell>
          <table:table-cell office:value-type="float" office:value="12311">
            <text:p>12311</text:p>
          </table:table-cell>
          <table:table-cell office:value-type="float" office:value="1.3533">
            <text:p>1.35</text:p>
          </table:table-cell>
          <table:table-cell office:value-type="float" office:value="67.2732">
            <text:p>67.27</text:p>
          </table:table-cell>
          <table:table-cell office:value-type="float" office:value="1791">
            <text:p>1791</text:p>
          </table:table-cell>
          <table:table-cell table:number-columns-repeated="2"/>
          <table:table-cell table:formula="of:=IF([.H6]&gt;0; [.$M6]/[.H6]; &quot;&quot;)" office:value-type="float" office:value="9.78688524590164">
            <text:p>9.79</text:p>
          </table:table-cell>
          <table:table-cell table:formula="of:=IF([.I6]&gt;0; [.$M6]/[.I6]; &quot;&quot;)" office:value-type="float" office:value="0.196878091678575">
            <text:p>0.2</text:p>
          </table:table-cell>
          <table:table-cell table:formula="of:=IF([.J6]&gt;0; [.$M6]/[.J6]; &quot;&quot;)" office:value-type="float" office:value="0.145479652343433">
            <text:p>0.15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/NAS/NRL/MPP-test/21FEB03000018204.mpg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office:value-type="float" office:value="155">
            <text:p>155</text:p>
          </table:table-cell>
          <table:table-cell office:value-type="float" office:value="7420">
            <text:p>7420</text:p>
          </table:table-cell>
          <table:table-cell office:value-type="float" office:value="10719">
            <text:p>10719</text:p>
          </table:table-cell>
          <table:table-cell office:value-type="float" office:value="1.44461">
            <text:p>1.44</text:p>
          </table:table-cell>
          <table:table-cell office:value-type="float" office:value="69.1548">
            <text:p>69.15</text:p>
          </table:table-cell>
          <table:table-cell office:value-type="float" office:value="1800">
            <text:p>1800</text:p>
          </table:table-cell>
          <table:table-cell table:number-columns-repeated="2"/>
          <table:table-cell table:formula="of:=IF([.H7]&gt;0; [.$M7]/[.H7]; &quot;&quot;)" office:value-type="float" office:value="11.6129032258065">
            <text:p>11.61</text:p>
          </table:table-cell>
          <table:table-cell table:formula="of:=IF([.I7]&gt;0; [.$M7]/[.I7]; &quot;&quot;)" office:value-type="float" office:value="0.242587601078167">
            <text:p>0.24</text:p>
          </table:table-cell>
          <table:table-cell table:formula="of:=IF([.J7]&gt;0; [.$M7]/[.J7]; &quot;&quot;)" office:value-type="float" office:value="0.167926112510495">
            <text:p>0.17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/NAS/NRL/MPP-test/predator-clip.mpg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23">
            <text:p>223</text:p>
          </table:table-cell>
          <table:table-cell office:value-type="float" office:value="3906">
            <text:p>3906</text:p>
          </table:table-cell>
          <table:table-cell office:value-type="float" office:value="16780">
            <text:p>16780</text:p>
          </table:table-cell>
          <table:table-cell office:value-type="float" office:value="4.29595">
            <text:p>4.3</text:p>
          </table:table-cell>
          <table:table-cell office:value-type="float" office:value="75.2466">
            <text:p>75.25</text:p>
          </table:table-cell>
          <table:table-cell office:value-type="float" office:value="2632">
            <text:p>2632</text:p>
          </table:table-cell>
          <table:table-cell table:number-columns-repeated="2"/>
          <table:table-cell table:formula="of:=IF([.H8]&gt;0; [.$M8]/[.H8]; &quot;&quot;)" office:value-type="float" office:value="11.8026905829596">
            <text:p>11.8</text:p>
          </table:table-cell>
          <table:table-cell table:formula="of:=IF([.I8]&gt;0; [.$M8]/[.I8]; &quot;&quot;)" office:value-type="float" office:value="0.673835125448029">
            <text:p>0.67</text:p>
          </table:table-cell>
          <table:table-cell table:formula="of:=IF([.J8]&gt;0; [.$M8]/[.J8]; &quot;&quot;)" office:value-type="float" office:value="0.156853396901073">
            <text:p>0.16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/NAS/NRL/MPP-test/21FEB03000018124.mpg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26">
            <text:p>26</text:p>
          </table:table-cell>
          <table:table-cell office:value-type="float" office:value="99">
            <text:p>99</text:p>
          </table:table-cell>
          <table:table-cell office:value-type="float" office:value="167">
            <text:p>167</text:p>
          </table:table-cell>
          <table:table-cell office:value-type="float" office:value="15155">
            <text:p>15155</text:p>
          </table:table-cell>
          <table:table-cell office:value-type="float" office:value="16377">
            <text:p>16377</text:p>
          </table:table-cell>
          <table:table-cell office:value-type="float" office:value="1.08063">
            <text:p>1.08</text:p>
          </table:table-cell>
          <table:table-cell office:value-type="float" office:value="98.0659">
            <text:p>98.07</text:p>
          </table:table-cell>
          <table:table-cell office:value-type="float" office:value="1791">
            <text:p>1791</text:p>
          </table:table-cell>
          <table:table-cell table:number-columns-repeated="2"/>
          <table:table-cell table:formula="of:=IF([.H9]&gt;0; [.$M9]/[.H9]; &quot;&quot;)" office:value-type="float" office:value="10.7245508982036">
            <text:p>10.72</text:p>
          </table:table-cell>
          <table:table-cell table:formula="of:=IF([.I9]&gt;0; [.$M9]/[.I9]; &quot;&quot;)" office:value-type="float" office:value="0.11817881887166">
            <text:p>0.12</text:p>
          </table:table-cell>
          <table:table-cell table:formula="of:=IF([.J9]&gt;0; [.$M9]/[.J9]; &quot;&quot;)" office:value-type="float" office:value="0.109360688770837">
            <text:p>0.11</text:p>
          </table:table-cell>
          <table:table-cell table:number-columns-repeated="3"/>
          <table:table-cell office:value-type="float" office:value="0">
            <text:p>#N/A</text:p>
          </table:table-cell>
          <table:table-cell/>
          <table:table-cell office:value-type="float" office:value="0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/NAS/NRL/MPP-test/21FEB03000018264.mpg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147">
            <text:p>147</text:p>
          </table:table-cell>
          <table:table-cell office:value-type="float" office:value="4900">
            <text:p>4900</text:p>
          </table:table-cell>
          <table:table-cell office:value-type="float" office:value="10965">
            <text:p>10965</text:p>
          </table:table-cell>
          <table:table-cell office:value-type="float" office:value="2.23776">
            <text:p>2.24</text:p>
          </table:table-cell>
          <table:table-cell office:value-type="float" office:value="74.5918">
            <text:p>74.59</text:p>
          </table:table-cell>
          <table:table-cell office:value-type="float" office:value="1800">
            <text:p>1800</text:p>
          </table:table-cell>
          <table:table-cell table:number-columns-repeated="2"/>
          <table:table-cell table:formula="of:=IF([.H10]&gt;0; [.$M10]/[.H10]; &quot;&quot;)" office:value-type="float" office:value="12.2448979591837">
            <text:p>12.24</text:p>
          </table:table-cell>
          <table:table-cell table:formula="of:=IF([.I10]&gt;0; [.$M10]/[.I10]; &quot;&quot;)" office:value-type="float" office:value="0.36734693877551">
            <text:p>0.37</text:p>
          </table:table-cell>
          <table:table-cell table:formula="of:=IF([.J10]&gt;0; [.$M10]/[.J10]; &quot;&quot;)" office:value-type="float" office:value="0.164158686730506">
            <text:p>0.16</text:p>
          </table:table-cell>
          <table:table-cell table:number-columns-repeated="3"/>
          <table:table-cell office:value-type="float" office:value="0">
            <text:p>#N/A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/NAS/NRL/MPP-test/21FEB03000018072.mpg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62">
            <text:p>162</text:p>
          </table:table-cell>
          <table:table-cell office:value-type="float" office:value="9848">
            <text:p>9848</text:p>
          </table:table-cell>
          <table:table-cell office:value-type="float" office:value="11554">
            <text:p>11554</text:p>
          </table:table-cell>
          <table:table-cell office:value-type="float" office:value="1.17323">
            <text:p>1.17</text:p>
          </table:table-cell>
          <table:table-cell office:value-type="float" office:value="71.321">
            <text:p>71.32</text:p>
          </table:table-cell>
          <table:table-cell office:value-type="float" office:value="1788">
            <text:p>1788</text:p>
          </table:table-cell>
          <table:table-cell table:number-columns-repeated="2"/>
          <table:table-cell table:formula="of:=IF([.H11]&gt;0; [.$M11]/[.H11]; &quot;&quot;)" office:value-type="float" office:value="11.037037037037">
            <text:p>11.04</text:p>
          </table:table-cell>
          <table:table-cell table:formula="of:=IF([.I11]&gt;0; [.$M11]/[.I11]; &quot;&quot;)" office:value-type="float" office:value="0.181559707554833">
            <text:p>0.18</text:p>
          </table:table-cell>
          <table:table-cell table:formula="of:=IF([.J11]&gt;0; [.$M11]/[.J11]; &quot;&quot;)" office:value-type="float" office:value="0.154751601177082">
            <text:p>0.15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/NAS/NRL/MPP-test/21FEB03000018244.mpg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170">
            <text:p>170</text:p>
          </table:table-cell>
          <table:table-cell office:value-type="float" office:value="10647">
            <text:p>10647</text:p>
          </table:table-cell>
          <table:table-cell office:value-type="float" office:value="12303">
            <text:p>12303</text:p>
          </table:table-cell>
          <table:table-cell office:value-type="float" office:value="1.15554">
            <text:p>1.16</text:p>
          </table:table-cell>
          <table:table-cell office:value-type="float" office:value="72.3706">
            <text:p>72.37</text:p>
          </table:table-cell>
          <table:table-cell office:value-type="float" office:value="1800">
            <text:p>1800</text:p>
          </table:table-cell>
          <table:table-cell table:number-columns-repeated="2"/>
          <table:table-cell table:formula="of:=IF([.H12]&gt;0; [.$M12]/[.H12]; &quot;&quot;)" office:value-type="float" office:value="10.5882352941176">
            <text:p>10.59</text:p>
          </table:table-cell>
          <table:table-cell table:formula="of:=IF([.I12]&gt;0; [.$M12]/[.I12]; &quot;&quot;)" office:value-type="float" office:value="0.169061707523246">
            <text:p>0.17</text:p>
          </table:table-cell>
          <table:table-cell table:formula="of:=IF([.J12]&gt;0; [.$M12]/[.J12]; &quot;&quot;)" office:value-type="float" office:value="0.146305779078274">
            <text:p>0.15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/NAS/NRL/MPP-test/21FEB03000019551.mpg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65">
            <text:p>165</text:p>
          </table:table-cell>
          <table:table-cell office:value-type="float" office:value="14569">
            <text:p>14569</text:p>
          </table:table-cell>
          <table:table-cell office:value-type="float" office:value="17188">
            <text:p>17188</text:p>
          </table:table-cell>
          <table:table-cell office:value-type="float" office:value="1.17977">
            <text:p>1.18</text:p>
          </table:table-cell>
          <table:table-cell office:value-type="float" office:value="104.17">
            <text:p>104.17</text:p>
          </table:table-cell>
          <table:table-cell office:value-type="float" office:value="1791">
            <text:p>1791</text:p>
          </table:table-cell>
          <table:table-cell table:number-columns-repeated="2"/>
          <table:table-cell table:formula="of:=IF([.H13]&gt;0; [.$M13]/[.H13]; &quot;&quot;)" office:value-type="float" office:value="10.8545454545455">
            <text:p>10.85</text:p>
          </table:table-cell>
          <table:table-cell table:formula="of:=IF([.I13]&gt;0; [.$M13]/[.I13]; &quot;&quot;)" office:value-type="float" office:value="0.122932253414785">
            <text:p>0.12</text:p>
          </table:table-cell>
          <table:table-cell table:formula="of:=IF([.J13]&gt;0; [.$M13]/[.J13]; &quot;&quot;)" office:value-type="float" office:value="0.104200605073307">
            <text:p>0.1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number-columns-repeated="3"/>
          <table:table-cell table:number-columns-repeated="2"/>
          <table:table-cell/>
          <table:table-cell table:number-columns-repeated="2"/>
          <table:table-cell table:formula="of:=IF([.H14]&gt;0; [.$M14]/[.H14]; &quot;&quot;)">
            <text:p/>
          </table:table-cell>
          <table:table-cell table:formula="of:=IF([.I14]&gt;0; [.$M14]/[.I14]; &quot;&quot;)">
            <text:p/>
          </table:table-cell>
          <table:table-cell table:formula="of:=IF([.J14]&gt;0; [.$M14]/[.J14]; &quot;&quot;)">
            <text:p/>
          </table:table-cell>
          <table:table-cell table:number-columns-repeated="1006"/>
        </table:table-row>
        <table:table-row table:style-name="ro1">
          <table:table-cell table:number-columns-repeated="7"/>
          <table:table-cell table:number-columns-repeated="3"/>
          <table:table-cell table:number-columns-repeated="2"/>
          <table:table-cell/>
          <table:table-cell table:number-columns-repeated="2"/>
          <table:table-cell table:formula="of:=IF([.H15]&gt;0; [.$M15]/[.H15]; &quot;&quot;)">
            <text:p/>
          </table:table-cell>
          <table:table-cell table:formula="of:=IF([.I15]&gt;0; [.$M15]/[.I15]; &quot;&quot;)">
            <text:p/>
          </table:table-cell>
          <table:table-cell table:formula="of:=IF([.J15]&gt;0; [.$M15]/[.J15]; &quot;&quot;)">
            <text:p/>
          </table:table-cell>
          <table:table-cell table:number-columns-repeated="1006"/>
        </table:table-row>
        <table:table-row table:style-name="ro1">
          <table:table-cell table:number-columns-repeated="7"/>
          <table:table-cell table:number-columns-repeated="3"/>
          <table:table-cell table:number-columns-repeated="2"/>
          <table:table-cell/>
          <table:table-cell table:number-columns-repeated="2"/>
          <table:table-cell table:formula="of:=IF([.H16]&gt;0; [.$M16]/[.H16]; &quot;&quot;)">
            <text:p/>
          </table:table-cell>
          <table:table-cell table:formula="of:=IF([.I16]&gt;0; [.$M16]/[.I16]; &quot;&quot;)">
            <text:p/>
          </table:table-cell>
          <table:table-cell table:formula="of:=IF([.J16]&gt;0; [.$M16]/[.J16]; &quot;&quot;)">
            <text:p/>
          </table:table-cell>
          <table:table-cell table:number-columns-repeated="1006"/>
        </table:table-row>
        <table:table-row table:style-name="ro1">
          <table:table-cell table:number-columns-repeated="7"/>
          <table:table-cell table:number-columns-repeated="3"/>
          <table:table-cell table:number-columns-repeated="2"/>
          <table:table-cell/>
          <table:table-cell table:number-columns-repeated="2"/>
          <table:table-cell table:formula="of:=IF([.H17]&gt;0; [.$M17]/[.H17]; &quot;&quot;)">
            <text:p/>
          </table:table-cell>
          <table:table-cell table:formula="of:=IF([.I17]&gt;0; [.$M17]/[.I17]; &quot;&quot;)">
            <text:p/>
          </table:table-cell>
          <table:table-cell table:formula="of:=IF([.J17]&gt;0; [.$M17]/[.J17]; &quot;&quot;)">
            <text:p/>
          </table:table-cell>
          <table:table-cell table:number-columns-repeated="1006"/>
        </table:table-row>
        <table:table-row table:style-name="ro1">
          <table:table-cell table:number-columns-repeated="7"/>
          <table:table-cell table:number-columns-repeated="3"/>
          <table:table-cell table:number-columns-repeated="2"/>
          <table:table-cell/>
          <table:table-cell table:number-columns-repeated="2"/>
          <table:table-cell table:formula="of:=IF([.H18]&gt;0; [.$M18]/[.H18]; &quot;&quot;)">
            <text:p/>
          </table:table-cell>
          <table:table-cell table:formula="of:=IF([.I18]&gt;0; [.$M18]/[.I18]; &quot;&quot;)">
            <text:p/>
          </table:table-cell>
          <table:table-cell table:formula="of:=IF([.J18]&gt;0; [.$M18]/[.J18]; &quot;&quot;)">
            <text:p/>
          </table:table-cell>
          <table:table-cell table:number-columns-repeated="1006"/>
        </table:table-row>
        <table:table-row table:style-name="ro1">
          <table:table-cell table:number-columns-repeated="7"/>
          <table:table-cell table:number-columns-repeated="3"/>
          <table:table-cell table:number-columns-repeated="2"/>
          <table:table-cell/>
          <table:table-cell table:number-columns-repeated="2"/>
          <table:table-cell table:formula="of:=IF([.H19]&gt;0; [.$M19]/[.H19]; &quot;&quot;)">
            <text:p/>
          </table:table-cell>
          <table:table-cell table:formula="of:=IF([.I19]&gt;0; [.$M19]/[.I19]; &quot;&quot;)">
            <text:p/>
          </table:table-cell>
          <table:table-cell table:formula="of:=IF([.J19]&gt;0; [.$M19]/[.J19]; &quot;&quot;)">
            <text:p/>
          </table:table-cell>
          <table:table-cell table:number-columns-repeated="1006"/>
        </table:table-row>
        <table:table-row table:style-name="ro1">
          <table:table-cell table:number-columns-repeated="7"/>
          <table:table-cell table:number-columns-repeated="3"/>
          <table:table-cell table:number-columns-repeated="2"/>
          <table:table-cell/>
          <table:table-cell table:number-columns-repeated="2"/>
          <table:table-cell table:formula="of:=IF([.H20]&gt;0; [.$M20]/[.H20]; &quot;&quot;)">
            <text:p/>
          </table:table-cell>
          <table:table-cell table:formula="of:=IF([.I20]&gt;0; [.$M20]/[.I20]; &quot;&quot;)">
            <text:p/>
          </table:table-cell>
          <table:table-cell table:formula="of:=IF([.J20]&gt;0; [.$M20]/[.J20]; &quot;&quot;)">
            <text:p/>
          </table:table-cell>
          <table:table-cell table:number-columns-repeated="1006"/>
        </table:table-row>
        <table:table-row table:style-name="ro1">
          <table:table-cell table:number-columns-repeated="7"/>
          <table:table-cell table:number-columns-repeated="3"/>
          <table:table-cell table:number-columns-repeated="2"/>
          <table:table-cell/>
          <table:table-cell table:number-columns-repeated="2"/>
          <table:table-cell table:formula="of:=IF([.H21]&gt;0; [.$M21]/[.H21]; &quot;&quot;)">
            <text:p/>
          </table:table-cell>
          <table:table-cell table:formula="of:=IF([.I21]&gt;0; [.$M21]/[.I21]; &quot;&quot;)">
            <text:p/>
          </table:table-cell>
          <table:table-cell table:formula="of:=IF([.J21]&gt;0; [.$M21]/[.J21]; &quot;&quot;)">
            <text:p/>
          </table:table-cell>
          <table:table-cell table:number-columns-repeated="1006"/>
        </table:table-row>
        <table:table-row table:style-name="ro1">
          <table:table-cell table:number-columns-repeated="7"/>
          <table:table-cell table:number-columns-repeated="3"/>
          <table:table-cell table:number-columns-repeated="2"/>
          <table:table-cell/>
          <table:table-cell table:number-columns-repeated="2"/>
          <table:table-cell table:formula="of:=IF([.H22]&gt;0; [.$M22]/[.H22]; &quot;&quot;)">
            <text:p/>
          </table:table-cell>
          <table:table-cell table:formula="of:=IF([.I22]&gt;0; [.$M22]/[.I22]; &quot;&quot;)">
            <text:p/>
          </table:table-cell>
          <table:table-cell table:formula="of:=IF([.J22]&gt;0; [.$M22]/[.J22]; &quot;&quot;)">
            <text:p/>
          </table:table-cell>
          <table:table-cell table:number-columns-repeated="1006"/>
        </table:table-row>
        <table:table-row table:style-name="ro1">
          <table:table-cell table:number-columns-repeated="7"/>
          <table:table-cell table:number-columns-repeated="3"/>
          <table:table-cell table:number-columns-repeated="2"/>
          <table:table-cell/>
          <table:table-cell table:number-columns-repeated="2"/>
          <table:table-cell table:formula="of:=IF([.H23]&gt;0; [.$M23]/[.H23]; &quot;&quot;)">
            <text:p/>
          </table:table-cell>
          <table:table-cell table:formula="of:=IF([.I23]&gt;0; [.$M23]/[.I23]; &quot;&quot;)">
            <text:p/>
          </table:table-cell>
          <table:table-cell table:formula="of:=IF([.J23]&gt;0; [.$M23]/[.J23]; &quot;&quot;)">
            <text:p/>
          </table:table-cell>
          <table:table-cell table:number-columns-repeated="1006"/>
        </table:table-row>
        <table:table-row table:style-name="ro1">
          <table:table-cell table:number-columns-repeated="4"/>
          <table:table-cell table:number-columns-repeated="2" office:value-type="float" office:value="1">
            <text:p>1</text:p>
          </table:table-cell>
          <table:table-cell/>
          <table:table-cell table:number-columns-repeated="3"/>
          <table:table-cell table:number-columns-repeated="2"/>
          <table:table-cell/>
          <table:table-cell table:number-columns-repeated="2"/>
          <table:table-cell table:formula="of:=IF([.H24]&gt;0; [.$M24]/[.H24]; &quot;&quot;)">
            <text:p/>
          </table:table-cell>
          <table:table-cell table:formula="of:=IF([.I24]&gt;0; [.$M24]/[.I24]; &quot;&quot;)">
            <text:p/>
          </table:table-cell>
          <table:table-cell table:formula="of:=IF([.J24]&gt;0; [.$M24]/[.J24]; &quot;&quot;)">
            <text:p/>
          </table:table-cell>
          <table:table-cell table:number-columns-repeated="1006"/>
        </table:table-row>
        <table:table-row table:style-name="ro1">
          <table:table-cell table:number-columns-repeated="4"/>
          <table:table-cell table:number-columns-repeated="2" office:value-type="float" office:value="20">
            <text:p>20</text:p>
          </table:table-cell>
          <table:table-cell/>
          <table:table-cell table:number-columns-repeated="3"/>
          <table:table-cell table:number-columns-repeated="2"/>
          <table:table-cell/>
          <table:table-cell table:number-columns-repeated="2"/>
          <table:table-cell table:formula="of:=IF([.H25]&gt;0; [.$M25]/[.H25]; &quot;&quot;)">
            <text:p/>
          </table:table-cell>
          <table:table-cell table:formula="of:=IF([.I25]&gt;0; [.$M25]/[.I25]; &quot;&quot;)">
            <text:p/>
          </table:table-cell>
          <table:table-cell table:formula="of:=IF([.J25]&gt;0; [.$M25]/[.J25]; &quot;&quot;)">
            <text:p/>
          </table:table-cell>
          <table:table-cell table:number-columns-repeated="1006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Import1" table:target-range-address="Database.B2:Database.M13">
          <table:database-source-query table:database-name="percival" table:query-name="speedup-analysis-no-failures"/>
        </table:database-range>
        <table:database-range table:target-range-address="Database.G1:Database.G6553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8">04/18/2010</text:date>, <text:time>12:1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14T11:30:16</meta:creation-date>
    <dc:date>2010-04-18T11:37:37</dc:date>
    <meta:editing-duration>PT61H15M22S</meta:editing-duration>
    <meta:editing-cycles>25</meta:editing-cycles>
    <meta:generator>OpenOffice.org/3.1$Unix OpenOffice.org_project/310m19$Build-9420</meta:generator>
    <meta:document-statistic meta:table-count="3" meta:cell-count="29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ignore" chart:spline-order="3" chart:sort-by-x-values="false" chart:right-angled-axes="true" chart:regression-type="power"/>
    </style:style>
    <style:style style:name="ch5" style:family="chart" style:data-style-name="N0">
      <style:chart-properties chart:display-label="true" chart:logarithmic="false" chart:maximum="100" chart:reverse-direction="tru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 chart:regression-type="power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width="0cm" svg:stroke-color="#004586" svg:stroke-opacity="100%" draw:stroke-linejoin="non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529cm" svg:height="10.213cm" chart:class="chart:scatter" chart:style-name="ch1">
        <chart:title svg:x="4.434cm" svg:y="0.205cm" chart:style-name="ch2">
          <text:p>Speedup versus Percent Motion</text:p>
        </chart:title>
        <chart:legend chart:legend-position="end" svg:x="12.098cm" svg:y="4.491cm" chart:style-name="ch3"/>
        <chart:plot-area chart:style-name="ch4" table:cell-range-address="Database.G3:Database.G40 Database.K2:Database.K40" chart:data-source-has-labels="row" svg:x="0.419cm" svg:y="0.924cm" svg:width="11.37cm" svg:height="8.878cm">
          <chart:axis chart:dimension="x" chart:name="primary-x" chart:style-name="ch5">
            <chart:title svg:x="5.33cm" svg:y="9.46cm" chart:style-name="ch6">
              <text:p>percent motion</text:p>
            </chart:title>
          </chart:axis>
          <chart:axis chart:dimension="y" chart:name="primary-y" chart:style-name="ch7">
            <chart:title svg:x="0.311cm" svg:y="5.657cm" chart:style-name="ch8">
              <text:p>speedup</text:p>
            </chart:title>
            <chart:grid chart:style-name="ch9" chart:class="major"/>
          </chart:axis>
          <chart:series chart:style-name="ch10" chart:values-cell-range-address="Database.K3:Database.K40" chart:label-cell-address="Database.K2:Database.K2" chart:class="chart:scatter">
            <chart:domain table:cell-range-address="Database.G3:Database.G40"/>
            <chart:regression-curve chart:style-name="ch11"/>
            <chart:data-point chart:repeated="3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Database.K2:Database.K2">usc_versus_md_us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7">
                <text:p text:id="Database.G3:Database.G40">67</text:p>
              </table:table-cell>
              <table:table-cell office:value-type="float" office:value="1.4913">
                <text:p text:id="Database.K3:Database.K40">1.49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3.8508">
                <text:p>13.85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">
                <text:p>55</text:p>
              </table:table-cell>
              <table:table-cell office:value-type="float" office:value="1.9573">
                <text:p>1.95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">
                <text:p>70</text:p>
              </table:table-cell>
              <table:table-cell office:value-type="float" office:value="1.3533">
                <text:p>1.35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">
                <text:p>67</text:p>
              </table:table-cell>
              <table:table-cell office:value-type="float" office:value="1.44461">
                <text:p>1.444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4.29595">
                <text:p>4.295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">
                <text:p>99</text:p>
              </table:table-cell>
              <table:table-cell office:value-type="float" office:value="1.08063">
                <text:p>1.080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">
                <text:p>48</text:p>
              </table:table-cell>
              <table:table-cell office:value-type="float" office:value="2.23776">
                <text:p>2.237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">
                <text:p>72</text:p>
              </table:table-cell>
              <table:table-cell office:value-type="float" office:value="1.17323">
                <text:p>1.173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">
                <text:p>87</text:p>
              </table:table-cell>
              <table:table-cell office:value-type="float" office:value="1.15554">
                <text:p>1.155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9">
                <text:p>89</text:p>
              </table:table-cell>
              <table:table-cell office:value-type="float" office:value="1.17977">
                <text:p>1.179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ignore" chart:spline-order="3" chart:sort-by-x-values="fals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 chart:regression-type="power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svg:stroke-width="0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3.621cm" svg:height="9.598cm" chart:class="chart:scatter" chart:style-name="ch1">
        <chart:title svg:x="2.485cm" svg:y="0.192cm" chart:style-name="ch2">
          <text:p>Percent motion versus Total MPP Objects</text:p>
        </chart:title>
        <chart:legend chart:legend-position="end" svg:x="10.228cm" svg:y="4.184cm" chart:style-name="ch3"/>
        <chart:plot-area chart:style-name="ch4" table:cell-range-address="Database.D3:Database.D40 Database.G2:Database.G40" chart:data-source-has-labels="row" svg:x="0.343cm" svg:y="0.898cm" svg:width="9.614cm" svg:height="8.328cm">
          <chart:axis chart:dimension="x" chart:name="primary-x" chart:style-name="ch5">
            <chart:title svg:x="4.582cm" svg:y="8.871cm" chart:style-name="ch6">
              <text:p>total objects</text:p>
            </chart:title>
          </chart:axis>
          <chart:axis chart:dimension="y" chart:name="primary-y" chart:style-name="ch5">
            <chart:title svg:x="0.273cm" svg:y="5.836cm" chart:style-name="ch7">
              <text:p>percent motion</text:p>
            </chart:title>
            <chart:grid chart:style-name="ch8" chart:class="major"/>
          </chart:axis>
          <chart:series chart:style-name="ch9" chart:values-cell-range-address="Database.G3:Database.G40" chart:label-cell-address="Database.G2:Database.G2" chart:class="chart:scatter">
            <chart:domain table:cell-range-address="Database.D3:Database.D40"/>
            <chart:regression-curve chart:style-name="ch10"/>
            <chart:data-point chart:repeated="3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 text:id="Database.G2:Database.G2">percent_mo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">
                <text:p text:id="Database.D3:Database.D40">17</text:p>
              </table:table-cell>
              <table:table-cell office:value-type="float" office:value="67">
                <text:p text:id="Database.G3:Database.G40">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4.46cm" svg:height="9.552cm" chart:class="chart:scatter" chart:style-name="ch1">
        <chart:title svg:x="3.42cm" svg:y="0.192cm" chart:style-name="ch2">
          <text:p>Usc Tracks versus MPP total objects</text:p>
        </chart:title>
        <chart:legend chart:legend-position="end" svg:x="11.667cm" svg:y="4.499cm" chart:style-name="ch3"/>
        <chart:plot-area chart:style-name="ch4" table:cell-range-address="Database.D2:Database.E40" chart:data-source-has-labels="row" svg:x="0.377cm" svg:y="0.898cm" svg:width="11.002cm" svg:height="8.282cm">
          <chart:axis chart:dimension="x" chart:name="primary-x" chart:style-name="ch5">
            <chart:title svg:x="4.967cm" svg:y="8.825cm" chart:style-name="ch6">
              <text:p>mpp total objects</text:p>
            </chart:title>
          </chart:axis>
          <chart:axis chart:dimension="y" chart:name="primary-y" chart:style-name="ch5">
            <chart:title svg:x="0.29cm" svg:y="5.504cm" chart:style-name="ch7">
              <text:p>usc tracks</text:p>
            </chart:title>
            <chart:grid chart:style-name="ch8" chart:class="major"/>
          </chart:axis>
          <chart:series chart:style-name="ch9" chart:values-cell-range-address="Database.E3:Database.E40" chart:label-cell-address="Database.E2:Database.E2" chart:class="chart:scatter">
            <chart:domain table:cell-range-address="Database.D3:Database.D40"/>
            <chart:data-point chart:repeated="3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 text:id="Database.E2:Database.E2">num_usc_track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">
                <text:p text:id="Database.D3:Database.D40">17</text:p>
              </table:table-cell>
              <table:table-cell office:value-type="float" office:value="1">
                <text:p text:id="Database.E3:Database.E40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#NAN">
                <text:p>1.#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connect-bars="false"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148cm" svg:height="10.092cm" chart:class="chart:bar" chart:style-name="ch1">
        <chart:title svg:x="4.914cm" svg:y="0.202cm" chart:style-name="ch2">
          <text:p>Percent Motion Histogram</text:p>
        </chart:title>
        <chart:legend chart:legend-position="end" svg:x="13.166cm" svg:y="4.769cm" chart:style-name="ch3"/>
        <chart:plot-area chart:style-name="ch4" table:cell-range-address="Database.W3:Database.X8" chart:data-source-has-labels="column" svg:x="0.403cm" svg:y="0.918cm" svg:width="12.462cm" svg:height="8.772cm">
          <chart:axis chart:dimension="x" chart:name="primary-x" chart:style-name="ch5">
            <chart:title svg:x="6.392cm" svg:y="9.345cm" chart:style-name="ch6">
              <text:p>percent</text:p>
            </chart:title>
            <chart:categories table:cell-range-address="Database.W3:Database.W8"/>
          </chart:axis>
          <chart:axis chart:dimension="y" chart:name="primary-y" chart:style-name="ch7">
            <chart:title svg:x="0.303cm" svg:y="5.632cm" chart:style-name="ch8">
              <text:p># videos</text:p>
            </chart:title>
            <chart:grid chart:style-name="ch9" chart:class="major"/>
          </chart:axis>
          <chart:series chart:style-name="ch10" chart:values-cell-range-address="Database.X3:Database.X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string">
                <text:p text:id="Database.W3:Database.W8">0</text:p>
              </table:table-cell>
              <table:table-cell office:value-type="float" office:value="0">
                <text:p text:id="Database.X3:Database.X8"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ignore" chart:spline-order="3" chart:sort-by-x-values="true" chart:right-angled-axes="true" chart:regression-type="power"/>
    </style:style>
    <style:style style:name="ch5" style:family="chart" style:data-style-name="N0">
      <style:chart-properties chart:display-label="true" chart:logarithmic="false" chart:minimum="10" chart:maximum="100" chart:reverse-direction="tru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 chart:regression-type="power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width="0cm" svg:stroke-color="#004586" svg:stroke-opacity="100%" draw:stroke-linejoin="none"/>
    </style:style>
    <style:style style:name="ch12" style:family="chart">
      <style:chart-properties chart:symbol-type="named-symbol" chart:symbol-name="diamond" chart:symbol-width="0.25cm" chart:symbol-height="0.25cm" chart:regression-type="power"/>
      <style:graphic-properties draw:stroke="none" svg:stroke-width="0.088cm" svg:stroke-color="#ff420e" draw:fill-color="#ff420e" dr3d:edge-rounding="0%"/>
      <style:text-properties fo:font-size="6pt" style:font-size-asian="6pt" style:font-size-complex="6pt"/>
    </style:style>
    <style:style style:name="ch13" style:family="chart">
      <style:graphic-properties draw:stroke="solid" svg:stroke-width="0cm" svg:stroke-color="#ff420e" svg:stroke-opacity="100%" draw:stroke-linejoin="none"/>
    </style:style>
    <style:style style:name="ch14" style:family="chart">
      <style:chart-properties chart:symbol-type="named-symbol" chart:symbol-name="arrow-down" chart:symbol-width="0.25cm" chart:symbol-height="0.25cm" chart:regression-type="powe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5" style:family="chart">
      <style:graphic-properties draw:stroke="solid" svg:stroke-width="0cm" svg:stroke-color="#ffd320" svg:stroke-opacity="100%" draw:stroke-linejoin="none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5.46cm" svg:height="9.485cm" chart:class="chart:scatter" chart:style-name="ch1">
        <chart:title svg:x="4.967cm" svg:y="0.19cm" chart:style-name="ch2">
          <text:p>Fps versus Percent Motion</text:p>
        </chart:title>
        <chart:legend chart:legend-position="end" svg:x="11.549cm" svg:y="3.086cm" chart:style-name="ch3"/>
        <chart:plot-area chart:style-name="ch4" table:cell-range-address="Database.G3:Database.G20 Database.P2:Database.P20 Database.Q2:Database.Q12 Database.R2:Database.R20" chart:data-source-has-labels="row" svg:x="0.417cm" svg:y="0.894cm" svg:width="10.824cm" svg:height="8.225cm">
          <chart:axis chart:dimension="x" chart:name="primary-x" chart:style-name="ch5">
            <chart:title svg:x="5.055cm" svg:y="8.762cm" chart:style-name="ch6">
              <text:p>percent motion</text:p>
            </chart:title>
          </chart:axis>
          <chart:axis chart:dimension="y" chart:name="primary-y" chart:style-name="ch7">
            <chart:title svg:x="0.31cm" svg:y="4.939cm" chart:style-name="ch8">
              <text:p>fps</text:p>
            </chart:title>
            <chart:grid chart:style-name="ch9" chart:class="major"/>
          </chart:axis>
          <chart:series chart:style-name="ch10" chart:values-cell-range-address="Database.P3:Database.P20" chart:label-cell-address="Database.P2:Database.P2" chart:class="chart:scatter">
            <chart:domain table:cell-range-address="Database.G3:Database.G20"/>
            <chart:regression-curve chart:style-name="ch11"/>
            <chart:data-point chart:repeated="18"/>
          </chart:series>
          <chart:series chart:style-name="ch12" chart:values-cell-range-address="Database.Q3:Database.Q12" chart:label-cell-address="Database.Q2:Database.Q2" chart:class="chart:scatter">
            <chart:regression-curve chart:style-name="ch13"/>
            <chart:data-point chart:repeated="10"/>
          </chart:series>
          <chart:series chart:style-name="ch14" chart:values-cell-range-address="Database.R3:Database.R20" chart:label-cell-address="Database.R2:Database.R2" chart:class="chart:scatter">
            <chart:regression-curve chart:style-name="ch15"/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Database.P2:Database.P2">md fps</text:p>
              </table:table-cell>
              <table:table-cell office:value-type="string">
                <text:p text:id="Database.Q2:Database.Q2">md usc fps</text:p>
              </table:table-cell>
              <table:table-cell office:value-type="string">
                <text:p text:id="Database.R2:Database.R2">usc fp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7">
                <text:p text:id="Database.G3:Database.G20">67</text:p>
              </table:table-cell>
              <table:table-cell office:value-type="float" office:value="11.7647058823529">
                <text:p text:id="Database.P3:Database.P20">11.7647058823529</text:p>
              </table:table-cell>
              <table:table-cell office:value-type="float" office:value="0.210108556087312">
                <text:p text:id="Database.Q3:Database.Q12">0.210108556087312</text:p>
              </table:table-cell>
              <table:table-cell office:value-type="float" office:value="0.140889167188478">
                <text:p text:id="Database.R3:Database.R20">0.14088916718847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.33463035019455">
                <text:p>2.33463035019455</text:p>
              </table:table-cell>
              <table:table-cell office:value-type="float" office:value="0.168555108156194">
                <text:p>0.1685551081561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">
                <text:p>55</text:p>
              </table:table-cell>
              <table:table-cell office:value-type="float" office:value="10.6428571428571">
                <text:p>10.6428571428571</text:p>
              </table:table-cell>
              <table:table-cell office:value-type="float" office:value="0.306584362139918">
                <text:p>0.306584362139918</text:p>
              </table:table-cell>
              <table:table-cell office:value-type="float" office:value="0.156636005256242">
                <text:p>0.1566360052562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">
                <text:p>70</text:p>
              </table:table-cell>
              <table:table-cell office:value-type="float" office:value="9.78688524590164">
                <text:p>9.78688524590164</text:p>
              </table:table-cell>
              <table:table-cell office:value-type="float" office:value="0.196878091678575">
                <text:p>0.196878091678575</text:p>
              </table:table-cell>
              <table:table-cell office:value-type="float" office:value="0.145479652343433">
                <text:p>0.1454796523434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">
                <text:p>67</text:p>
              </table:table-cell>
              <table:table-cell office:value-type="float" office:value="11.6129032258065">
                <text:p>11.6129032258065</text:p>
              </table:table-cell>
              <table:table-cell office:value-type="float" office:value="0.242587601078167">
                <text:p>0.242587601078167</text:p>
              </table:table-cell>
              <table:table-cell office:value-type="float" office:value="0.167926112510495">
                <text:p>0.1679261125104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11.8026905829596">
                <text:p>11.8026905829596</text:p>
              </table:table-cell>
              <table:table-cell office:value-type="float" office:value="0.673835125448029">
                <text:p>0.673835125448029</text:p>
              </table:table-cell>
              <table:table-cell office:value-type="float" office:value="0.156853396901073">
                <text:p>0.1568533969010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">
                <text:p>99</text:p>
              </table:table-cell>
              <table:table-cell office:value-type="float" office:value="10.7245508982036">
                <text:p>10.7245508982036</text:p>
              </table:table-cell>
              <table:table-cell office:value-type="float" office:value="0.11817881887166">
                <text:p>0.11817881887166</text:p>
              </table:table-cell>
              <table:table-cell office:value-type="float" office:value="0.109360688770837">
                <text:p>0.1093606887708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">
                <text:p>48</text:p>
              </table:table-cell>
              <table:table-cell office:value-type="float" office:value="12.2448979591837">
                <text:p>12.2448979591837</text:p>
              </table:table-cell>
              <table:table-cell office:value-type="float" office:value="0.36734693877551">
                <text:p>0.36734693877551</text:p>
              </table:table-cell>
              <table:table-cell office:value-type="float" office:value="0.164158686730506">
                <text:p>0.1641586867305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">
                <text:p>72</text:p>
              </table:table-cell>
              <table:table-cell office:value-type="float" office:value="11.037037037037">
                <text:p>11.037037037037</text:p>
              </table:table-cell>
              <table:table-cell office:value-type="float" office:value="0.181559707554833">
                <text:p>0.181559707554833</text:p>
              </table:table-cell>
              <table:table-cell office:value-type="float" office:value="0.154751601177082">
                <text:p>0.1547516011770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">
                <text:p>87</text:p>
              </table:table-cell>
              <table:table-cell office:value-type="float" office:value="10.5882352941176">
                <text:p>10.5882352941176</text:p>
              </table:table-cell>
              <table:table-cell office:value-type="float" office:value="0.169061707523246">
                <text:p>0.169061707523246</text:p>
              </table:table-cell>
              <table:table-cell office:value-type="float" office:value="0.146305779078274">
                <text:p>0.1463057790782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9">
                <text:p>89</text:p>
              </table:table-cell>
              <table:table-cell office:value-type="float" office:value="10.8545454545455">
                <text:p>10.8545454545455</text:p>
              </table:table-cell>
              <table:table-cell office:value-type="float" office:value="1.#NAN">
                <text:p>1.#NAN</text:p>
              </table:table-cell>
              <table:table-cell office:value-type="float" office:value="0.104200605073307">
                <text:p>0.1042006050733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